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// from within a C/C++ program using  in two different ways.</text:p>
      <text:section text:style-name="Sect1" text:name="crayon-5d40fce6a1a2d621821405-3">
        <text:p text:style-name="Standard">// Written by Derek Molloy for the book Exploring BeagleBone</text:p>
      </text:section>
      <text:section text:style-name="Sect1" text:name="crayon-5d40fce6a1a2d621821405-4">
        <text:p text:style-name="Standard"> </text:p>
      </text:section>
      <text:section text:style-name="Sect1" text:name="crayon-5d40fce6a1a2d621821405-5">
        <text:p text:style-name="Standard">#include&lt;iostream&gt;</text:p>
      </text:section>
      <text:section text:style-name="Sect1" text:name="crayon-5d40fce6a1a2d621821405-6">
        <text:p text:style-name="Standard">#include&lt;cstdlib&gt;</text:p>
      </text:section>
      <text:section text:style-name="Sect1" text:name="crayon-5d40fce6a1a2d621821405-7">
        <text:p text:style-name="Standard">using namespace std;</text:p>
      </text:section>
      <text:section text:style-name="Sect1" text:name="crayon-5d40fce6a1a2d621821405-8">
        <text:p text:style-name="Standard"> </text:p>
      </text:section>
      <text:section text:style-name="Sect1" text:name="crayon-5d40fce6a1a2d621821405-9">
        <text:p text:style-name="Standard">// You can use a third argument on main() to receive the environment settings</text:p>
      </text:section>
      <text:section text:style-name="Sect1" text:name="crayon-5d40fce6a1a2d621821405-10">
        <text:p text:style-name="Standard">int main(int argc, char *argv[], char *env[]){</text:p>
      </text:section>
      <text:section text:style-name="Sect1" text:name="crayon-5d40fce6a1a2d621821405-11">
        <text:p text:style-name="Standard"> </text:p>
      </text:section>
      <text:section text:style-name="Sect1" text:name="crayon-5d40fce6a1a2d621821405-12">
        <text:p text:style-name="Standard">// Display all of the environment settings using a loop as follows</text:p>
      </text:section>
      <text:section text:style-name="Sect1" text:name="crayon-5d40fce6a1a2d621821405-13">
        <text:p text:style-name="Standard">char **env_ptr;</text:p>
      </text:section>
      <text:section text:style-name="Sect1" text:name="crayon-5d40fce6a1a2d621821405-14">
        <text:p text:style-name="Standard">for(env_ptr = env; *env_ptr != NULL; env_ptr++){</text:p>
      </text:section>
      <text:section text:style-name="Sect1" text:name="crayon-5d40fce6a1a2d621821405-15">
        <text:p text:style-name="Standard">cout &lt;&lt; *env_ptr &lt;&lt; endl;</text:p>
      </text:section>
      <text:section text:style-name="Sect1" text:name="crayon-5d40fce6a1a2d621821405-16">
        <text:p text:style-name="Standard">}</text:p>
      </text:section>
      <text:section text:style-name="Sect1" text:name="crayon-5d40fce6a1a2d621821405-17">
        <text:p text:style-name="Standard"> </text:p>
      </text:section>
      <text:section text:style-name="Sect1" text:name="crayon-5d40fce6a1a2d621821405-18">
        <text:p text:style-name="Standard">cout &lt;&lt; "**************************************************" &lt;&lt; endl;</text:p>
      </text:section>
      <text:section text:style-name="Sect1" text:name="crayon-5d40fce6a1a2d621821405-19">
        <text:p text:style-name="Standard"> </text:p>
      </text:section>
      <text:section text:style-name="Sect1" text:name="crayon-5d40fce6a1a2d621821405-20">
        <text:p text:style-name="Standard">// Alternatively, you can use the getenv() function</text:p>
      </text:section>
      <text:section text:style-name="Sect1" text:name="crayon-5d40fce6a1a2d621821405-21">
        <text:p text:style-name="Standard">char *val = getenv("SHELL");</text:p>
      </text:section>
      <text:section text:style-name="Sect1" text:name="crayon-5d40fce6a1a2d621821405-22">
        <text:p text:style-name="Standard">cout &lt;&lt; "The user shell is: " &lt;&lt; val &lt;&lt; endl;</text:p>
      </text:section>
      <text:section text:style-name="Sect1" text:name="crayon-5d40fce6a1a2d621821405-23">
        <text:p text:style-name="Standard">cout &lt;&lt; "The user path is: "  &lt;&lt; getenv("PATH") &lt;&lt; endl;</text:p>
      </text:section>
      <text:section text:style-name="Sect1" text:name="crayon-5d40fce6a1a2d621821405-24">
        <text:p text:style-name="Standard"> </text:p>
      </text:section>
      <text:section text:style-name="Sect1" text:name="crayon-5d40fce6a1a2d621821405-25">
        <text:p text:style-name="Standard">return 0;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8:30:03.277883269</meta:creation-date>
    <dc:date>2019-07-30T18:30:45.393601480</dc:date>
    <meta:editing-duration>PT46S</meta:editing-duration>
    <meta:editing-cycles>1</meta:editing-cycles>
    <meta:document-statistic meta:table-count="0" meta:image-count="0" meta:object-count="0" meta:page-count="1" meta:paragraph-count="24" meta:word-count="115" meta:character-count="717" meta:non-whitespace-character-count="612"/>
    <meta:generator>LibreOffice/6.0.7.3$Linux_X86_64 LibreOffice_project/00m0$Build-3</meta:generator>
  </office:meta>
</office:document-meta>
</file>